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Termes Math" svg:font-family="'TeX Gyre Termes Math'"/>
    <style:font-face style:name="TeX Gyre Termes Math1" svg:font-family="'TeX Gyre Termes Math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75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64cm" fo:min-width="0.029cm" fo:padding-top="0.177cm" fo:padding-bottom="0.177cm" fo:padding-left="0.302cm" fo:padding-right="0.302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0pt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54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style:font-name="TeX Gyre Termes Math" fo:font-size="48pt" style:font-name-asian="TeX Gyre Termes Math" style:font-size-asian="48pt" style:font-name-complex="TeX Gyre Termes Math" style:font-size-complex="48pt"/>
    </style:style>
    <style:style style:name="T3" style:family="text">
      <style:text-properties fo:font-size="40pt"/>
    </style:style>
    <style:style style:name="T4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cm" svg:height="4.001cm" svg:x="1cm" svg:y="9.5cm">
          <draw:text-box>
            <text:p text:style-name="P1"><text:span text:style-name="T1">A-A = {</text:span><text:span text:style-name="T2">Ø</text:span><text:span text:style-name="T1">}</text:span><text:span text:style-name="T3"> </text:span></text:p>
          </draw:text-box>
        </draw:frame>
        <draw:frame draw:style-name="gr2" draw:text-style-name="P3" draw:layer="layout" svg:width="2cm" svg:height="2.36cm" svg:x="9.95cm" svg:y="9.25cm">
          <draw:text-box>
            <text:p><text:span text:style-name="T4">:</text:span></text:p>
          </draw:text-box>
        </draw:frame>
        <draw:custom-shape draw:style-name="gr3" draw:text-style-name="P4" draw:layer="layout" svg:width="1.75cm" svg:height="15cm" svg:x="11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1.75cm" svg:height="15cm" svg:x="25cm" svg:y="3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Termes Math" svg:font-family="'TeX Gyre Termes Math'"/>
    <style:font-face style:name="TeX Gyre Termes Math1" svg:font-family="'TeX Gyre Termes Math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39:45.411650450</meta:creation-date>
    <dc:date>2022-07-18T18:13:48.514556936</dc:date>
    <meta:editing-duration>PT19M38S</meta:editing-duration>
    <meta:editing-cycles>4</meta:editing-cycles>
    <meta:generator>LibreOffice/7.3.4.2$Linux_X86_64 LibreOffice_project/30$Build-2</meta:generator>
    <meta:document-statistic meta:object-count="4"/>
  </office:meta>
</office:document-meta>
</file>